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Calibri1" svg:font-family="Calibri" style:font-family-generic="swiss"/>
    <style:font-face style:name="FreeSans2" svg:font-family="FreeSans" style:font-family-generic="swiss"/>
    <style:font-face style:name="Calibri" svg:font-family="Calibri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c58c1" officeooo:paragraph-rsid="00227547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officeooo:rsid="001c58c1" officeooo:paragraph-rsid="001c58c1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none" fo:font-weight="normal" officeooo:rsid="001c58c1" officeooo:paragraph-rsid="00227547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style="italic" fo:font-weight="bold" officeooo:rsid="001c58c1" officeooo:paragraph-rsid="00227547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fo:font-size="12pt" fo:font-style="italic" fo:font-weight="normal" officeooo:rsid="0020294a" officeooo:paragraph-rsid="0020294a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>
      <style:text-properties style:font-name="Calibri1" officeooo:rsid="001c58c1" officeooo:paragraph-rsid="001c58c1"/>
    </style:style>
    <style:style style:name="P8" style:family="paragraph" style:parent-style-name="Standard">
      <style:text-properties style:font-name="Calibri1" fo:font-size="12pt" fo:font-weight="normal" officeooo:rsid="001c58c1" officeooo:paragraph-rsid="001c58c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alibri1" fo:font-size="12pt" fo:font-style="italic" fo:font-weight="normal" officeooo:rsid="001e4e41" officeooo:paragraph-rsid="001e4e41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style:font-name="Calibri1" fo:font-size="12pt" fo:font-style="italic" fo:font-weight="normal" officeooo:rsid="0020294a" officeooo:paragraph-rsid="002733b1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style:font-name="Calibri1" fo:font-size="12pt" fo:font-style="italic" style:text-underline-style="none" fo:font-weight="normal" officeooo:rsid="0020f0fe" officeooo:paragraph-rsid="0020f0fe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style:font-name="Calibri1" fo:font-size="12pt" fo:font-style="italic" style:text-underline-style="none" fo:font-weight="normal" officeooo:rsid="002138e4" officeooo:paragraph-rsid="002138e4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style:font-name="Calibri1" fo:font-size="12pt" fo:font-style="italic" style:text-underline-style="none" fo:font-weight="normal" officeooo:rsid="00243bef" officeooo:paragraph-rsid="00243bef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style:font-name="Calibri1" fo:font-size="12pt" fo:font-style="italic" officeooo:rsid="002a477a" officeooo:paragraph-rsid="002a477a" style:font-size-asian="12pt" style:font-style-asian="italic" style:font-size-complex="12pt" style:font-style-complex="italic"/>
    </style:style>
    <style:style style:name="P15" style:family="paragraph" style:parent-style-name="Standard">
      <style:text-properties style:font-name="Calibri1" fo:font-size="12pt" fo:font-style="italic" officeooo:rsid="002a74f1" officeooo:paragraph-rsid="002a74f1" style:font-size-asian="12pt" style:font-style-asian="italic" style:font-size-complex="12pt" style:font-style-complex="italic"/>
    </style:style>
    <style:style style:name="P16" style:family="paragraph" style:parent-style-name="Standard">
      <style:text-properties style:font-name="Calibri1" fo:font-size="12pt" fo:font-style="normal" fo:font-weight="bold" officeooo:rsid="001c58c1" officeooo:paragraph-rsid="001c58c1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master-page-name="Standard">
      <style:paragraph-properties style:page-number="auto"/>
      <style:text-properties fo:font-size="18pt" style:text-underline-style="none" style:font-size-asian="18pt" style:font-size-complex="18pt"/>
    </style:style>
    <style:style style:name="P18" style:family="paragraph" style:parent-style-name="Text_20_body">
      <style:text-properties style:font-name="Liberation Sans" fo:font-size="12pt" fo:font-style="italic" officeooo:rsid="002482fa" officeooo:paragraph-rsid="002482fa" style:font-size-asian="12pt" style:font-style-asian="italic" style:font-size-complex="12pt" style:font-style-complex="italic"/>
    </style:style>
    <style:style style:name="P19" style:family="paragraph" style:parent-style-name="Text_20_body">
      <style:text-properties style:font-name="Calibri1" fo:font-size="12pt" fo:font-style="italic" officeooo:rsid="002482fa" officeooo:paragraph-rsid="002482fa" style:font-size-asian="12pt" style:font-style-asian="italic" style:font-size-complex="12pt" style:font-style-complex="italic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font-style="normal" fo:font-weight="bold" style:font-size-asian="16pt" style:font-style-asian="normal" style:font-weight-asian="bold" style:font-size-complex="16pt" style:font-style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294a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0294a" style:font-style-asian="normal" style:font-style-complex="normal"/>
    </style:style>
    <style:style style:name="T9" style:family="text">
      <style:text-properties fo:font-style="normal" officeooo:rsid="0025da5f" style:font-style-asian="normal" style:font-style-complex="normal"/>
    </style:style>
    <style:style style:name="T10" style:family="text">
      <style:text-properties fo:font-style="normal" officeooo:rsid="00243bef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officeooo:rsid="0020294a"/>
    </style:style>
    <style:style style:name="T13" style:family="text">
      <style:text-properties style:font-name="Ubuntu"/>
    </style:style>
    <style:style style:name="T14" style:family="text">
      <style:text-properties style:font-name="Ubuntu" fo:font-style="normal" style:font-style-asian="normal" style:font-style-complex="normal"/>
    </style:style>
    <style:style style:name="T15" style:family="text">
      <style:text-properties style:font-name="Ubuntu" fo:font-style="normal" officeooo:rsid="0020294a" style:font-style-asian="normal" style:font-style-complex="normal"/>
    </style:style>
    <style:style style:name="T16" style:family="text">
      <style:text-properties style:font-name="Ubuntu" fo:font-style="normal" officeooo:rsid="00243bef" style:font-style-asian="normal" style:font-style-complex="normal"/>
    </style:style>
    <style:style style:name="T17" style:family="text">
      <style:text-properties style:font-name="Ubuntu" fo:font-style="normal" officeooo:rsid="0025da5f" style:font-style-asian="normal" style:font-style-complex="normal"/>
    </style:style>
    <style:style style:name="T18" style:family="text">
      <style:text-properties style:font-name="Ubuntu" officeooo:rsid="00243bef"/>
    </style:style>
    <style:style style:name="T19" style:family="text">
      <style:text-properties style:font-name="Ubuntu" fo:font-weight="bold" style:font-weight-asian="bold" style:font-weight-complex="bold"/>
    </style:style>
    <style:style style:name="T20" style:family="text">
      <style:text-properties style:text-underline-style="none"/>
    </style:style>
    <style:style style:name="T21" style:family="text">
      <style:text-properties officeooo:rsid="00227547"/>
    </style:style>
    <style:style style:name="T22" style:family="text">
      <style:text-properties officeooo:rsid="00243bef"/>
    </style:style>
    <style:style style:name="T23" style:family="text">
      <style:text-properties officeooo:rsid="002733b1"/>
    </style:style>
    <style:style style:name="T24" style:family="text">
      <style:text-properties officeooo:rsid="002814d1"/>
    </style:style>
    <style:style style:name="T25" style:family="text">
      <style:text-properties officeooo:rsid="002892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3">XD Toolkit Manual</text:span></text:p>
      <text:p text:style-name="P6"><text:span text:style-name="T1"/></text:p>
      <text:p text:style-name="P4">Before you start <text:span text:style-name="T23">a new refinement</text:span>:</text:p>
      <text:p text:style-name="P1"><text:span text:style-name="T6">1)</text:span> In the folder that the SHELX structure solution was <text:span text:style-name="T24">carried out</text:span>, there should be a res and an hkl file.</text:p>
      <text:p text:style-name="P1"><text:span text:style-name="T6">2)</text:span> Copy the res file to your project folder, and rename it “shelx.ins”.</text:p>
      <text:p text:style-name="P1"><text:span text:style-name="T6">3)</text:span> Copy the hkl file to your project folder, and rename it “shelx.hkl”.</text:p>
      <text:p text:style-name="P3"><text:span text:style-name="T6">4)</text:span> Alternatively, 2 and 3 can be done in XD Toolkit by clicking “File – Load Starting Files from Struture Solution Folder”. This will prompt you to <text:span text:style-name="T25">first </text:span>select your structure solution folder, and <text:span text:style-name="T25">then</text:span>your new project folder.</text:p>
      <text:p text:style-name="P3"/>
      <text:p text:style-name="P7"><text:span text:style-name="T1">Wizard</text:span></text:p>
      <text:p text:style-name="P8">The Wizard tab takes some user input, and then goes through an entire <text:span text:style-name="T21">standard</text:span> refinement strategy from start to finish.</text:p>
      <text:p text:style-name="P16"><text:span text:style-name="T20">Guide</text:span></text:p>
      <text:p text:style-name="P9"><text:span text:style-name="T4">1)</text:span><text:span text:style-name="T11"> </text:span><text:span text:style-name="T7">Type a name for your compound (max. 8 characters) in the “</text:span>Compound ID<text:span text:style-name="T7">” box, and click initialize compound.</text:span></text:p>
      <text:p text:style-name="P9">NOTE: <text:span text:style-name="T7">If you have a large structure this may take a short while, but shouldn’t take longer than a minute. </text:span></text:p>
      <text:p text:style-name="P9"><text:span text:style-name="T4">2</text:span><text:span text:style-name="T5">)</text:span><text:span text:style-name="T12"> </text:span><text:span text:style-name="T8">Enter your desired sin(θ/λ) cutoffs.</text:span></text:p>
      <text:p text:style-name="P10"><text:span text:style-name="T4">3)</text:span> <text:span text:style-name="T7">If you have H atoms in your structure, go to the “</text:span>RESET BOND<text:span text:style-name="T7">” tab. Click “</text:span>Automatically add reset bond instructions<text:span text:style-name="T7">”.</text:span></text:p>
      <text:p text:style-name="P10"><text:span text:style-name="T7">If the program says it cannot add reset bond instructions for any H atoms, go to <text:s/></text:span><text:span text:style-name="T9"><text:s text:c="10"/></text:span><text:span text:style-name="T7">the “</text:span>Manually add reset bond instructions<text:span text:style-name="T7">” section, and input an appropriate bond <text:s text:c="2"/>length for these atoms.</text:span></text:p>
      <text:p text:style-name="P11">NOTE: <text:span text:style-name="T7">Clicking the “</text:span>Get other bond lengths<text:span text:style-name="T7">” button in the “</text:span>Manually add reset bond instructions<text:span text:style-name="T7">” section will take you to a paper with tables of standard bond lengths from neutron diffraction.</text:span></text:p>
      <text:p text:style-name="P12"><text:span text:style-name="T4">4) </text:span><text:span text:style-name="T7">Go to the “</text:span>CHEMCON<text:span text:style-name="T7">” tab. </text:span><text:span text:style-name="T10">Check the box that says “</text:span><text:span text:style-name="T22">Make atoms inputted below chemically equvialent</text:span><text:span text:style-name="T10">”. Now type atoms that are chemically equivalent into the input box below and click “</text:span><text:span text:style-name="T22">Add CHEMCON</text:span><text:span text:style-name="T10">”. Do this for all groups of atoms that are chemically equivalent.</text:span></text:p>
      <text:p text:style-name="P13">NOTE: <text:span text:style-name="T7">You can use any of the other CHEMCON options but they are only appropriate in certain situations so always look at your structure before using them.</text:span></text:p>
      <text:p text:style-name="P19"><text:soft-page-break/><text:span text:style-name="T4">5)</text:span> <text:span text:style-name="T7">Choose if you want to introduce higher-order multipoles one by one, and if you want to try lowering local symmetry at the end of the refinement, with the relevant check boxes in the wizard tab.</text:span></text:p>
      <text:p text:style-name="P19"><text:span text:style-name="T7">Both of these options are recommended, but doing them both makes the refinement strategy twice as long, so you may not wish to use one/both of them for larger structures.</text:span></text:p>
      <text:p text:style-name="P19"><text:span text:style-name="T4">6)</text:span> <text:span text:style-name="T7">Click “</text:span>Test<text:span text:style-name="T7">”. If everything is fine then you will get the message “</text:span>Ready to run XD Wizard<text:span text:style-name="T7">” folllowed by an estimated running time. Otherwise you will get instructions telling you what else you need to do.</text:span></text:p>
      <text:p text:style-name="P19"><text:span text:style-name="T4">7)</text:span> <text:span text:style-name="T7">Click “R</text:span>un XD Wizard<text:span text:style-name="T7">”.</text:span></text:p>
      <text:p text:style-name="P19"><text:span text:style-name="T7"/></text:p>
      <text:p text:style-name="P14"><text:span text:style-name="T2">Manual Refinement</text:span></text:p>
      <text:p text:style-name="P15"><text:span text:style-name="T2">RESET BOND</text:span></text:p>
      <text:p text:style-name="P15"><text:span text:style-name="T2">CHEMCON</text:span></text:p>
      <text:p text:style-name="P15"><text:span text:style-name="T2">Results</text:span></text:p>
      <text:p text:style-name="P15"><text:span text:style-name="T2">Tools</text:span></text:p>
      <text:p text:style-name="P15"><text:span text:style-name="T2">Backup</text:span></text:p>
      <text:p text:style-name="P15"><text:span text:style-name="T2">XD Programs</text:span></text:p>
      <text:p text:style-name="P18"><text:span text:style-name="T7"/></text:p>
      <text:p text:style-name="P5"><text:span text:style-name="T14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Calibri1" svg:font-family="Calibri" style:font-family-generic="swiss"/>
    <style:font-face style:name="FreeSans2" svg:font-family="FreeSans" style:font-family-generic="swiss"/>
    <style:font-face style:name="Calibri" svg:font-family="Calibri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</meta:initial-creator>
    <meta:editing-cycles>19</meta:editing-cycles>
    <meta:creation-date>2017-02-17T14:19:00</meta:creation-date>
    <dc:date>2017-03-25T22:41:18.116852757</dc:date>
    <meta:editing-duration>PT56M35S</meta:editing-duration>
    <meta:generator>LibreOffice/5.1.6.2$Linux_X86_64 LibreOffice_project/10m0$Build-2</meta:generator>
    <meta:document-statistic meta:table-count="0" meta:image-count="0" meta:object-count="0" meta:page-count="2" meta:paragraph-count="28" meta:word-count="433" meta:character-count="2497" meta:non-whitespace-character-count="207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